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Times New Roman" svg:font-family="'Times New Roman', serif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Standard" style:font-family-generic="roman" style:font-pitch="variable"/>
    <style:font-face style:name="Times New Roman3" svg:font-family="'Times New Roman', 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8cm" draw:fill="solid" draw:fill-color="#e6e6ff" draw:textarea-horizontal-align="justify" draw:textarea-vertical-align="middle" draw:auto-grow-height="false" fo:min-height="8.37cm" fo:min-width="9.82cm" fo:padding-top="0.165cm" fo:padding-bottom="0.165cm" fo:padding-left="0.29cm" fo:padding-right="0.29cm"/>
    </style:style>
    <style:style style:name="gr2" style:family="graphic" style:parent-style-name="standard">
      <style:graphic-properties draw:stroke="solid" svg:stroke-width="0.08cm" svg:stroke-color="#000000" draw:marker-end="Diamond" draw:stroke-linejoin="miter" draw:fill="solid" draw:fill-color="#ffffff" draw:textarea-vertical-align="middle" fo:padding-top="0.164cm" fo:padding-bottom="0.164cm" fo:padding-left="0.289cm" fo:padding-right="0.289cm"/>
    </style:style>
    <style:style style:name="gr3" style:family="graphic" style:parent-style-name="standard">
      <style:graphic-properties draw:stroke="none" svg:stroke-width="0.08cm" svg:stroke-color="#000000" draw:marker-end="Diamond" draw:fill="none" draw:fill-color="#ffffff" draw:textarea-horizontal-align="left" draw:auto-grow-height="true" draw:auto-grow-width="true" fo:min-height="0.928cm" fo:min-width="6.031cm"/>
    </style:style>
    <style:style style:name="gr4" style:family="graphic" style:parent-style-name="objectwithoutfill">
      <style:graphic-properties svg:stroke-width="0.15cm" draw:marker-start-width="0.455cm" draw:marker-end-width="0.455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solid" svg:stroke-width="0.08cm" svg:stroke-color="#000000" draw:marker-start-width="0.298cm" draw:marker-end="Diamond" draw:marker-end-width="0.2cm" draw:stroke-linejoin="miter" draw:fill="none" fo:padding-top="0.165cm" fo:padding-bottom="0.165cm" fo:padding-left="0.29cm" fo:padding-right="0.29cm"/>
    </style:style>
    <style:style style:name="gr6" style:family="graphic" style:parent-style-name="standard">
      <style:graphic-properties draw:stroke="solid" svg:stroke-width="0.08cm" svg:stroke-color="#000000" draw:marker-end="Diamond" draw:stroke-linejoin="miter" draw:fill="none" fo:padding-top="0.164cm" fo:padding-bottom="0.164cm" fo:padding-left="0.289cm" fo:padding-right="0.289cm"/>
    </style:style>
    <style:style style:name="gr7" style:family="graphic" style:parent-style-name="standard">
      <style:graphic-properties draw:stroke="dash" draw:stroke-dash="Fine_20_Dashed" svg:stroke-width="0.08cm" draw:fill="solid" draw:fill-color="#e6e6ff" draw:textarea-horizontal-align="justify" draw:textarea-vertical-align="middle" draw:auto-grow-height="false" fo:min-height="8.066cm" fo:min-width="13.42cm" fo:padding-top="0.165cm" fo:padding-bottom="0.165cm" fo:padding-left="0.29cm" fo:padding-right="0.29cm"/>
    </style:style>
    <style:style style:name="gr8" style:family="graphic" style:parent-style-name="standard">
      <style:graphic-properties draw:stroke="solid" svg:stroke-width="0.08cm" svg:stroke-color="#000000" draw:marker-end="Diamond" draw:stroke-linejoin="miter" draw:fill="solid" draw:fill-color="#ffffff" draw:textarea-vertical-align="middle" fo:padding-top="0.122cm" fo:padding-bottom="0.122cm" fo:padding-left="0.172cm" fo:padding-right="0.172cm"/>
    </style:style>
    <style:style style:name="gr9" style:family="graphic" style:parent-style-name="standard">
      <style:graphic-properties draw:stroke="solid" svg:stroke-width="0.08cm" svg:stroke-color="#000000" draw:stroke-linejoin="miter" draw:fill="solid" draw:fill-color="#ffffff" draw:textarea-vertical-align="middle" fo:padding-top="0.164cm" fo:padding-bottom="0.164cm" fo:padding-left="0.289cm" fo:padding-right="0.289cm"/>
    </style:style>
    <style:style style:name="gr10" style:family="graphic" style:parent-style-name="standard">
      <style:graphic-properties draw:stroke="none" svg:stroke-width="0.08cm" svg:stroke-color="#000000" draw:marker-end="Diamond" draw:fill="none" draw:fill-color="#ffffff" draw:textarea-horizontal-align="left" draw:auto-grow-height="true" draw:auto-grow-width="true" fo:min-height="0.928cm" fo:min-width="6.505cm"/>
    </style:style>
    <style:style style:name="gr11" style:family="graphic" style:parent-style-name="standard">
      <style:graphic-properties draw:stroke="dash" draw:stroke-dash="Fine_20_Dashed" svg:stroke-width="0.08cm" draw:fill="solid" draw:fill-color="#e6e6ff" draw:textarea-horizontal-align="justify" draw:textarea-vertical-align="middle" draw:auto-grow-height="false" fo:min-height="3.27cm" fo:min-width="7.82cm" fo:padding-top="0.165cm" fo:padding-bottom="0.165cm" fo:padding-left="0.29cm" fo:padding-right="0.29cm"/>
    </style:style>
    <style:style style:name="gr12" style:family="graphic" style:parent-style-name="standard">
      <style:graphic-properties draw:stroke="solid" svg:stroke-width="0.08cm" svg:stroke-color="#000000" draw:stroke-linejoin="miter" draw:fill="solid" draw:fill-color="#ffffff" draw:textarea-vertical-align="middle" draw:fit-to-size="false" style:shrink-to-fit="false" fo:padding-top="0.164cm" fo:padding-bottom="0.164cm" fo:padding-left="0.289cm" fo:padding-right="0.289cm"/>
    </style:style>
    <style:style style:name="gr13" style:family="graphic" style:parent-style-name="standard">
      <style:graphic-properties draw:stroke="none" svg:stroke-width="0.08cm" svg:stroke-color="#000000" draw:fill="none" draw:fill-color="#ffffff" draw:textarea-horizontal-align="left" draw:auto-grow-height="true" draw:auto-grow-width="true" fo:min-height="0.928cm" fo:min-width="6.369cm"/>
    </style:style>
    <style:style style:name="gr14" style:family="graphic" style:parent-style-name="standard">
      <style:graphic-properties draw:stroke="none" draw:stroke-dash="Fine_20_Dashed" svg:stroke-width="0.08cm" draw:marker-start-width="0.23cm" draw:marker-end-width="0.23cm" draw:fill="solid" draw:fill-color="#ffffff" draw:textarea-horizontal-align="center" draw:textarea-vertical-align="middle" draw:auto-grow-width="false" fo:min-height="1.639cm" fo:min-width="2.86cm" fo:padding-top="0.14cm" fo:padding-bottom="0.14cm" fo:padding-left="0.14cm" fo:padding-right="0.14cm"/>
    </style:style>
    <style:style style:name="gr15" style:family="graphic" style:parent-style-name="standard">
      <style:graphic-properties draw:stroke="solid" svg:stroke-width="0.08cm" svg:stroke-color="#000000" draw:marker-start-width="0.298cm" draw:marker-end="Diamond" draw:marker-end-width="0.2cm" draw:stroke-linejoin="miter" draw:fill="solid" draw:fill-color="#ffffff" fo:padding-top="0.165cm" fo:padding-bottom="0.165cm" fo:padding-left="0.29cm" fo:padding-right="0.29cm"/>
    </style:style>
    <style:style style:name="gr16" style:family="graphic" style:parent-style-name="standard">
      <style:graphic-properties draw:stroke="solid" svg:stroke-width="0.08cm" svg:stroke-color="#000000" draw:stroke-linejoin="miter" draw:fill="solid" draw:fill-color="#ffffff" draw:textarea-horizontal-align="center" draw:textarea-vertical-align="middle" fo:padding-top="0.164cm" fo:padding-bottom="0.164cm" fo:padding-left="0.289cm" fo:padding-right="0.289cm"/>
    </style:style>
    <style:style style:name="gr17" style:family="graphic" style:parent-style-name="standard">
      <style:graphic-properties draw:stroke="none" svg:stroke-width="0.08cm" svg:stroke-color="#000000" draw:fill="none" draw:fill-color="#ffffff" draw:textarea-horizontal-align="left" draw:auto-grow-height="true" draw:auto-grow-width="true" fo:min-height="0.928cm" fo:min-width="7.326cm"/>
    </style:style>
    <style:style style:name="gr18" style:family="graphic" style:parent-style-name="standard">
      <style:graphic-properties draw:stroke="none" draw:stroke-dash="Fine_20_Dashed" svg:stroke-width="0.08cm" draw:marker-start-width="0.23cm" draw:marker-end-width="0.23cm" draw:fill="solid" draw:fill-color="#ffffff" draw:textarea-horizontal-align="center" draw:textarea-vertical-align="middle" draw:auto-grow-height="false" draw:auto-grow-width="false" fo:min-height="1.093cm" fo:min-width="4.366cm" fo:padding-top="0.14cm" fo:padding-bottom="0.14cm" fo:padding-left="0.14cm" fo:padding-right="0.14cm"/>
    </style:style>
    <style:style style:name="gr19" style:family="graphic" style:parent-style-name="standard">
      <style:graphic-properties draw:stroke="solid" svg:stroke-width="0.08cm" svg:stroke-color="#000000" draw:marker-start-width="0.267cm" draw:marker-end-width="0.267cm" draw:stroke-linejoin="miter" draw:fill="solid" draw:fill-color="#ffffff" draw:textarea-vertical-align="middle" fo:padding-top="0.164cm" fo:padding-bottom="0.164cm" fo:padding-left="0.289cm" fo:padding-right="0.289cm"/>
    </style:style>
    <style:style style:name="gr20" style:family="graphic" style:parent-style-name="standard">
      <style:graphic-properties draw:stroke="solid" svg:stroke-width="0.08cm" svg:stroke-color="#000000" draw:marker-start-width="0.253cm" draw:marker-end="" draw:marker-end-width="0.253cm" draw:stroke-linejoin="miter" draw:fill="solid" draw:fill-color="#ffffff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solid" svg:stroke-width="0.08cm" svg:stroke-color="#000000" draw:marker-end="" draw:stroke-linejoin="miter" draw:fill="none" fo:padding-top="0.164cm" fo:padding-bottom="0.164cm" fo:padding-left="0.289cm" fo:padding-right="0.289cm"/>
    </style:style>
    <style:style style:name="gr22" style:family="graphic" style:parent-style-name="objectwithoutfill">
      <style:graphic-properties draw:stroke="dash" draw:stroke-dash="Fine_20_Dashed" svg:stroke-width="0.08cm" svg:stroke-color="#000000" draw:marker-end="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stroke="solid" svg:stroke-width="0.081cm" svg:stroke-color="#000000" draw:marker-start-width="0.321cm" draw:marker-end-width="0.321cm" draw:fill-color="#e6e6e6" draw:textarea-horizontal-align="justify" draw:textarea-vertical-align="middle" draw:auto-grow-height="false" fo:min-height="0.394cm" fo:min-width="1.821cm" fo:padding-top="0.165cm" fo:padding-bottom="0.165cm" fo:padding-left="0.29cm" fo:padding-right="0.29cm"/>
    </style:style>
    <style:style style:name="gr24" style:family="graphic" style:parent-style-name="standard">
      <style:graphic-properties draw:stroke="solid" svg:stroke-width="0.08cm" svg:stroke-color="#000000" draw:marker-end="Diamond" draw:marker-end-width="0.2cm" draw:stroke-linejoin="miter" draw:fill="none" fo:padding-top="0.164cm" fo:padding-bottom="0.164cm" fo:padding-left="0.289cm" fo:padding-right="0.289cm"/>
    </style:style>
    <style:style style:name="gr25" style:family="graphic" style:parent-style-name="standard">
      <style:graphic-properties draw:stroke="dash" draw:stroke-dash="Fine_20_Dashed" svg:stroke-width="0.08cm" svg:stroke-color="#ff420e" draw:fill="solid" draw:fill-color="#e6e6ff" draw:textarea-horizontal-align="justify" draw:textarea-vertical-align="middle" draw:auto-grow-height="false" fo:min-height="3.27cm" fo:min-width="6.82cm" fo:padding-top="0.165cm" fo:padding-bottom="0.165cm" fo:padding-left="0.29cm" fo:padding-right="0.29cm"/>
    </style:style>
    <style:style style:name="gr26" style:family="graphic" style:parent-style-name="standard">
      <style:graphic-properties draw:stroke="none" draw:fill="none" fo:min-height="0.861cm"/>
    </style:style>
    <style:style style:name="gr27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0.24cm" fo:min-width="3.09cm" fo:padding-top="0.151cm" fo:padding-bottom="0.151cm" fo:padding-left="0.276cm" fo:padding-right="0.276cm"/>
    </style:style>
    <style:style style:name="gr28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0.24cm" fo:min-width="3.089cm" fo:padding-top="0.151cm" fo:padding-bottom="0.151cm" fo:padding-left="0.276cm" fo:padding-right="0.276cm"/>
    </style:style>
    <style:style style:name="gr29" style:family="graphic" style:parent-style-name="standard">
      <style:graphic-properties draw:stroke="dash" draw:stroke-dash="Fine_20_Dashed" svg:stroke-width="0.08cm" draw:fill="solid" draw:fill-color="#ff950e" draw:textarea-horizontal-align="justify" draw:textarea-vertical-align="middle" draw:auto-grow-height="false" fo:min-height="3.27cm" fo:min-width="6.92cm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width="0.08cm" svg:stroke-color="#000000" draw:fill="none" draw:fill-color="#ffffff" draw:textarea-horizontal-align="left" draw:auto-grow-height="true" draw:auto-grow-width="true" fo:min-height="0.928cm" fo:min-width="6.026cm"/>
    </style:style>
    <style:style style:name="gr31" style:family="graphic" style:parent-style-name="objectwithoutfill">
      <style:graphic-properties draw:marker-end="Triangle_20_unfilled" draw:marker-end-width="0.3cm" draw:fill="none" draw:textarea-vertical-align="middle"/>
    </style:style>
    <style:style style:name="gr32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stroke="none" draw:fill="none" draw:fill-color="#729fcf" draw:textarea-vertical-align="middle" fo:min-height="0.557cm" fo:padding-top="0cm" fo:padding-bottom="0cm" fo:padding-left="0cm" fo:padding-right="0cm"/>
    </style:style>
    <style:style style:name="P1" style:family="paragraph">
      <loext:graphic-properties draw:fill="solid" draw:fill-color="#e6e6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style:font-name="Times New Roman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text-properties style:font-name="Times New Roman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ffffff"/>
      <style:paragraph-properties fo:text-align="start"/>
      <style:text-properties fo:color="#990000" style:font-name="Times New Roman2" fo:font-size="14pt" style:font-size-asian="18pt" style:font-size-complex="18pt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-color="#e6e6e6"/>
      <style:paragraph-properties fo:text-align="center"/>
      <style:text-properties style:font-name="Times New Roman3" fo:font-size="14pt" style:font-size-asian="14pt" style:font-size-complex="14pt"/>
    </style:style>
    <style:style style:name="P14" style:family="paragraph">
      <loext:graphic-properties draw:fill-color="#ffffff"/>
      <style:paragraph-properties fo:text-align="center"/>
      <style:text-properties style:font-name="Times New Roman3" fo:font-size="14pt" style:font-size-asian="14pt" style:font-size-complex="14pt"/>
    </style:style>
    <style:style style:name="P15" style:family="paragraph">
      <loext:graphic-properties draw:fill="solid" draw:fill-color="#ff950e"/>
      <style:paragraph-properties fo:text-align="center"/>
    </style:style>
    <style:style style:name="P16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7" style:family="paragraph">
      <style:text-properties style:font-name="Times New Roman3" fo:font-weight="bold" style:font-weight-asian="bold" style:font-weight-complex="bold"/>
    </style:style>
    <style:style style:name="P18" style:family="paragraph">
      <loext:graphic-properties draw:fill="none" draw:fill-color="#729fcf"/>
      <style:text-properties style:font-name="Times New Roman3" fo:font-weight="bold" style:font-weight-asian="bold" style:font-weight-complex="bold"/>
    </style:style>
    <style:style style:name="T1" style:family="text">
      <style:text-properties fo:font-variant="normal" fo:text-transform="none" fo:color="#000000" style:font-name="Times New Roman" fo:font-size="14pt" fo:font-style="normal" fo:font-weight="normal"/>
    </style:style>
    <style:style style:name="T2" style:family="text">
      <style:text-properties style:font-name="Courier New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style:font-name="Times New Roman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" style:family="text">
      <style:text-properties fo:font-variant="normal" fo:text-transform="none" fo:color="#990000" style:font-name="Times New Roman2" fo:font-size="14pt" fo:font-style="normal" fo:font-weight="normal" style:font-size-asian="18pt" style:font-size-complex="18pt"/>
    </style:style>
    <style:style style:name="T5" style:family="text">
      <style:text-properties fo:font-variant="normal" fo:text-transform="none" fo:color="#990000" style:font-name="Times New Roman2" fo:font-size="14pt" fo:font-style="normal" fo:font-weight="bold" style:font-size-asian="18pt" style:font-weight-asian="bold" style:font-size-complex="18pt" style:font-weight-complex="bold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14pt" fo:font-style="normal" fo:text-shadow="none" style:text-underline-style="none" fo:font-weight="normal" style:letter-kerning="true" style:font-name-asian="Segoe UI" style:font-size-asian="18pt" style:font-style-asian="normal" style:font-weight-asian="normal" style:font-name-complex="Segoe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font-name="Segoe UI" fo:font-size="14pt" fo:font-style="normal" fo:font-weight="normal" style:font-name-asian="Segoe UI" style:font-name-complex="Segoe UI"/>
    </style:style>
    <style:style style:name="T8" style:family="text">
      <style:text-properties fo:font-variant="normal" fo:text-transform="none" fo:color="#000000" style:font-name="Times New Roman" fo:font-size="14pt" fo:font-style="normal" fo:font-weight="bold" style:font-weight-asian="bold" style:font-weight-complex="bold"/>
    </style:style>
    <style:style style:name="T9" style:family="text">
      <style:text-properties style:font-name="Times New Roman3" fo:font-size="14pt" style:font-size-asian="14pt" style:font-size-complex="14pt"/>
    </style:style>
    <style:style style:name="T10" style:family="text">
      <style:text-properties style:font-name="Times New Roman3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.4cm" svg:height="8.7cm" svg:x="19cm" svg:y="2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" draw:text-style-name="P3" draw:layer="layout" svg:width="2.928cm" svg:height="0.727cm" svg:x="22.762cm" svg:y="8.672cm" svg:viewBox="0 0 2929 728" draw:points="0,728 0,0 2929,0 2929,728">
            <text:p text:style-name="P2"><text:span text:style-name="T1">MplWidget</text:span></text:p>
          </draw:polygon>
          <draw:polygon draw:style-name="gr2" draw:text-style-name="P3" draw:layer="layout" svg:width="2.046cm" svg:height="0.879cm" svg:x="25.515cm" svg:y="5.12cm" svg:viewBox="0 0 2047 880" draw:points="0,880 0,0 2047,0 2047,880">
            <text:p text:style-name="P2"><text:span text:style-name="T1">Plot_3D</text:span></text:p>
          </draw:polygon>
          <draw:polygon draw:style-name="gr2" draw:text-style-name="P3" draw:layer="layout" svg:width="1.94cm" svg:height="0.879cm" svg:x="24.22cm" svg:y="6.32cm" svg:viewBox="0 0 1941 880" draw:points="0,880 0,0 1941,0 1941,880">
            <text:p text:style-name="P2"><text:span text:style-name="T1">Plot_Hf</text:span></text:p>
          </draw:polygon>
          <draw:polygon draw:style-name="gr2" draw:text-style-name="P3" draw:layer="layout" svg:width="2.434cm" svg:height="0.879cm" svg:x="22.319cm" svg:y="5.12cm" svg:viewBox="0 0 2435 880" draw:points="0,880 0,0 2435,0 2435,880">
            <text:p text:style-name="P2"><text:span text:style-name="T1">Plot_Impz</text:span></text:p>
          </draw:polygon>
          <draw:polygon draw:style-name="gr2" draw:text-style-name="P3" draw:layer="layout" svg:width="2.011cm" svg:height="0.879cm" svg:x="26.976cm" svg:y="6.32cm" svg:viewBox="0 0 2012 880" draw:points="0,880 0,0 2012,0 2012,880">
            <text:p text:style-name="P2"><text:span text:style-name="T1">Plot_PZ</text:span></text:p>
          </draw:polygon>
          <draw:polygon draw:style-name="gr2" draw:text-style-name="P3" draw:layer="layout" svg:width="2.081cm" svg:height="0.879cm" svg:x="19.341cm" svg:y="5.12cm" svg:viewBox="0 0 2082 880" draw:points="0,880 0,0 2082,0 2082,880">
            <text:p text:style-name="P2"><text:span text:style-name="T1">Plot_Phi</text:span></text:p>
          </draw:polygon>
          <draw:polygon draw:style-name="gr2" draw:text-style-name="P3" draw:layer="layout" svg:width="2.575cm" svg:height="0.879cm" svg:x="20.681cm" svg:y="6.32cm" svg:viewBox="0 0 2576 880" draw:points="0,880 0,0 2576,0 2576,880">
            <text:p text:style-name="P2"><text:span text:style-name="T1">Plot_TauG</text:span></text:p>
          </draw:polygon>
          <draw:polygon draw:style-name="gr2" draw:text-style-name="P3" draw:layer="layout" svg:width="3.775cm" svg:height="0.722cm" svg:x="22.338cm" svg:y="10.077cm" svg:viewBox="0 0 3776 723" draw:points="0,723 0,0 3776,0 3776,723">
            <text:p text:style-name="P2"><text:span text:style-name="T1">MyMplToolbar</text:span></text:p>
          </draw:polygon>
          <draw:polygon draw:style-name="gr2" draw:text-style-name="P3" draw:layer="layout" svg:width="3.491cm" svg:height="1.27cm" svg:x="19.308cm" svg:y="2.663cm" svg:viewBox="0 0 3492 1271" draw:points="0,1271 0,0 3492,0 3492,1271">
            <text:p text:style-name="P2"><text:span text:style-name="T1">PlotTabWidgets</text:span></text:p>
          </draw:polygon>
          <draw:frame draw:style-name="gr3" draw:text-style-name="P5" draw:layer="layout" svg:width="6.531cm" svg:height="1.178cm" svg:x="23cm" svg:y="2.6cm">
            <draw:text-box>
              <text:p text:style-name="P4"><text:span text:style-name="T2">mod:</text:span><text:span text:style-name="T3"> plot_widgets</text:span></text:p>
            </draw:text-box>
          </draw:frame>
          <draw:line draw:style-name="gr4" draw:text-style-name="P6" draw:layer="layout" svg:x1="19.9cm" svg:y1="4.5cm" svg:x2="28.3cm" svg:y2="4.5cm">
            <text:p/>
          </draw:line>
          <draw:line draw:style-name="gr5" draw:text-style-name="P7" draw:layer="layout" svg:x1="21.204cm" svg:y1="4.4cm" svg:x2="21.204cm" svg:y2="3.92cm">
            <text:p/>
          </draw:line>
          <draw:line draw:style-name="gr6" draw:text-style-name="P7" draw:layer="layout" svg:x1="26.538cm" svg:y1="5.1cm" svg:x2="26.538cm" svg:y2="4.5cm">
            <text:p/>
          </draw:line>
          <draw:line draw:style-name="gr6" draw:text-style-name="P7" draw:layer="layout" svg:x1="21.969cm" svg:y1="6.3cm" svg:x2="21.969cm" svg:y2="4.5cm">
            <text:p/>
          </draw:line>
          <draw:line draw:style-name="gr6" draw:text-style-name="P7" draw:layer="layout" svg:x1="20.382cm" svg:y1="5.1cm" svg:x2="20.382cm" svg:y2="4.5cm">
            <text:p/>
          </draw:line>
          <draw:line draw:style-name="gr6" draw:text-style-name="P7" draw:layer="layout" svg:x1="27.982cm" svg:y1="6.3cm" svg:x2="27.982cm" svg:y2="4.5cm">
            <text:p/>
          </draw:line>
          <draw:line draw:style-name="gr6" draw:text-style-name="P7" draw:layer="layout" svg:x1="25.19cm" svg:y1="6.3cm" svg:x2="25.19cm" svg:y2="4.5cm">
            <text:p/>
          </draw:line>
          <draw:line draw:style-name="gr6" draw:text-style-name="P7" draw:layer="layout" svg:x1="23.536cm" svg:y1="5.1cm" svg:x2="23.536cm" svg:y2="4.5cm">
            <text:p/>
          </draw:line>
          <draw:line draw:style-name="gr4" draw:text-style-name="P6" draw:layer="layout" svg:x1="19.896cm" svg:y1="7.975cm" svg:x2="28.3cm" svg:y2="7.975cm">
            <text:p/>
          </draw:line>
          <draw:line draw:style-name="gr6" draw:text-style-name="P7" draw:layer="layout" svg:x1="25.19cm" svg:y1="7.943cm" svg:x2="25.19cm" svg:y2="7.2cm">
            <text:p/>
          </draw:line>
          <draw:line draw:style-name="gr6" draw:text-style-name="P7" draw:layer="layout" svg:x1="21.969cm" svg:y1="7.943cm" svg:x2="21.969cm" svg:y2="7.2cm">
            <text:p/>
          </draw:line>
          <draw:line draw:style-name="gr6" draw:text-style-name="P7" draw:layer="layout" svg:x1="20.382cm" svg:y1="7.943cm" svg:x2="20.382cm" svg:y2="6cm">
            <text:p/>
          </draw:line>
          <draw:line draw:style-name="gr6" draw:text-style-name="P7" draw:layer="layout" svg:x1="27.982cm" svg:y1="7.943cm" svg:x2="27.982cm" svg:y2="7.2cm">
            <text:p/>
          </draw:line>
          <draw:line draw:style-name="gr6" draw:text-style-name="P7" draw:layer="layout" svg:x1="23.536cm" svg:y1="7.943cm" svg:x2="23.536cm" svg:y2="6cm">
            <text:p/>
          </draw:line>
          <draw:line draw:style-name="gr6" draw:text-style-name="P7" draw:layer="layout" svg:x1="26.538cm" svg:y1="7.943cm" svg:x2="26.538cm" svg:y2="6cm">
            <text:p/>
          </draw:line>
          <draw:line draw:style-name="gr6" draw:text-style-name="P7" draw:layer="layout" svg:x1="24.226cm" svg:y1="10cm" svg:x2="24.226cm" svg:y2="9.4cm">
            <text:p/>
          </draw:line>
          <draw:line draw:style-name="gr6" draw:text-style-name="P7" draw:layer="layout" svg:x1="24.226cm" svg:y1="8.6cm" svg:x2="24.226cm" svg:y2="8.004cm">
            <text:p/>
          </draw:line>
        </draw:g>
        <draw:g>
          <draw:g>
            <draw:custom-shape draw:style-name="gr7" draw:text-style-name="P1" draw:layer="layout" svg:width="14cm" svg:height="8.396cm" svg:x="0.3cm" svg:y="2.4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8" draw:text-style-name="P3" draw:layer="layout" svg:width="2.439cm" svg:height="0.744cm" svg:x="0.452cm" svg:y="9.759cm" svg:viewBox="0 0 2440 745" draw:points="0,745 0,0 2440,0 2440,745">
              <text:p text:style-name="P2"><text:span text:style-name="T1">SelectFilter</text:span></text:p>
            </draw:polygon>
            <draw:polygon draw:style-name="gr2" draw:text-style-name="P3" draw:layer="layout" svg:width="3.973cm" svg:height="1.27cm" svg:x="10.1cm" svg:y="2.667cm" svg:viewBox="0 0 3974 1271" draw:points="0,1271 0,0 3974,0 3974,1271">
              <text:p text:style-name="P2"><text:span text:style-name="T1">InputTabWidgets</text:span></text:p>
            </draw:polygon>
            <draw:polygon draw:style-name="gr8" draw:text-style-name="P3" draw:layer="layout" svg:width="3.354cm" svg:height="0.744cm" svg:x="3.1cm" svg:y="9.767cm" svg:viewBox="0 0 3355 745" draw:points="0,745 0,0 3355,0 3355,745">
              <text:p text:style-name="P2"><text:span text:style-name="T1">InputAmpSpecs</text:span></text:p>
            </draw:polygon>
            <draw:polygon draw:style-name="gr2" draw:text-style-name="P3" draw:layer="layout" svg:width="2.822cm" svg:height="0.926cm" svg:x="4.158cm" svg:y="6.272cm" svg:viewBox="0 0 2823 927" draw:points="0,927 0,0 2823,0 2823,927">
              <text:p text:style-name="P2"><text:span text:style-name="T1">Input_Specs</text:span></text:p>
            </draw:polygon>
            <draw:polygon draw:style-name="gr9" draw:text-style-name="P3" draw:layer="layout" svg:width="2.999cm" svg:height="0.926cm" svg:x="0.521cm" svg:y="6.272cm" svg:viewBox="0 0 3000 927" draw:points="0,927 0,0 3000,0 3000,927">
              <text:p text:style-name="P2"><text:span text:style-name="T1">Input_Coeffs</text:span></text:p>
            </draw:polygon>
            <draw:polygon draw:style-name="gr2" draw:text-style-name="P3" draw:layer="layout" svg:width="2.611cm" svg:height="0.926cm" svg:x="2.484cm" svg:y="5.073cm" svg:viewBox="0 0 2612 927" draw:points="0,927 0,0 2612,0 2612,927">
              <text:p text:style-name="P2"><text:span text:style-name="T1">Input_PZ</text:span></text:p>
            </draw:polygon>
            <draw:polygon draw:style-name="gr8" draw:text-style-name="P3" draw:layer="layout" svg:width="3.262cm" svg:height="0.744cm" svg:x="6.772cm" svg:y="9.767cm" svg:viewBox="0 0 3263 745" draw:points="0,745 0,0 3263,0 3263,745">
              <text:p text:style-name="P2"><text:span text:style-name="T1">InputFreqSpecs</text:span></text:p>
            </draw:polygon>
            <draw:polygon draw:style-name="gr2" draw:text-style-name="P3" draw:layer="layout" svg:width="2.505cm" svg:height="0.926cm" svg:x="6.043cm" svg:y="5.073cm" svg:viewBox="0 0 2506 927" draw:points="0,927 0,0 2506,0 2506,927">
              <text:p text:style-name="P2"><text:span text:style-name="T1">Input_Info</text:span></text:p>
            </draw:polygon>
            <draw:polygon draw:style-name="gr8" draw:text-style-name="P3" draw:layer="layout" svg:width="2.439cm" svg:height="0.744cm" svg:x="1.644cm" svg:y="8.567cm" svg:viewBox="0 0 2440 745" draw:points="0,745 0,0 2440,0 2440,745">
              <text:p text:style-name="P2"><text:span text:style-name="T1">InputOrder</text:span></text:p>
            </draw:polygon>
            <draw:polygon draw:style-name="gr2" draw:text-style-name="P3" draw:layer="layout" svg:width="2.523cm" svg:height="0.926cm" svg:x="7.676cm" svg:y="6.272cm" svg:viewBox="0 0 2524 927" draw:points="0,927 0,0 2524,0 2524,927">
              <text:p text:style-name="P2"><text:span text:style-name="T1">Input_Files</text:span></text:p>
            </draw:polygon>
            <draw:polygon draw:style-name="gr8" draw:text-style-name="P3" draw:layer="layout" svg:width="3.72cm" svg:height="0.744cm" svg:x="8.707cm" svg:y="8.567cm" svg:viewBox="0 0 3721 745" draw:points="0,745 0,0 3721,0 3721,745">
              <text:p text:style-name="P2"><text:span text:style-name="T1">InputWeightSpecs</text:span></text:p>
            </draw:polygon>
            <draw:frame draw:style-name="gr10" draw:text-style-name="P8" draw:layer="layout" svg:width="7.005cm" svg:height="1.178cm" svg:x="0.472cm" svg:y="2.608cm">
              <draw:text-box>
                <text:p><text:span text:style-name="T2">mod:</text:span><text:span text:style-name="T3"> input_widgets</text:span></text:p>
              </draw:text-box>
            </draw:frame>
            <draw:polygon draw:style-name="gr8" draw:text-style-name="P3" draw:layer="layout" svg:width="3.219cm" svg:height="0.738cm" svg:x="10.302cm" svg:y="9.765cm" svg:viewBox="0 0 3220 739" draw:points="0,739 0,0 3220,0 3220,739">
              <text:p text:style-name="P2"><text:span text:style-name="T1">InputFreqUnits</text:span></text:p>
            </draw:polygon>
            <draw:polygon draw:style-name="gr8" draw:text-style-name="P3" draw:layer="layout" svg:width="3.654cm" svg:height="0.744cm" svg:x="4.6cm" svg:y="8.567cm" svg:viewBox="0 0 3655 745" draw:points="0,745 0,0 3655,0 3655,745">
              <text:p text:style-name="P2"><text:span text:style-name="T1">InputTargetSpecs</text:span></text:p>
            </draw:polygon>
            <draw:path draw:style-name="gr6" draw:text-style-name="P7" draw:layer="layout" svg:width="0.002cm" svg:height="0.479cm" svg:x="5.8cm" svg:y="9.287cm" svg:viewBox="0 0 3 480" svg:d="M0 480c0-444 3 35 3-480">
              <text:p/>
            </draw:path>
            <draw:path draw:style-name="gr6" draw:text-style-name="P7" draw:layer="layout" svg:width="0.002cm" svg:height="0.479cm" svg:x="7.501cm" svg:y="9.287cm" svg:viewBox="0 0 3 480" svg:d="M0 480c0-444 3 35 3-480">
              <text:p/>
            </draw:path>
            <draw:line draw:style-name="gr4" draw:text-style-name="P6" draw:layer="layout" svg:x1="1.8cm" svg:y1="4.504cm" svg:x2="12.1cm" svg:y2="4.504cm">
              <text:p/>
            </draw:line>
            <draw:line draw:style-name="gr5" draw:text-style-name="P7" draw:layer="layout" svg:x1="11.787cm" svg:y1="4.5cm" svg:x2="11.787cm" svg:y2="3.924cm">
              <text:p/>
            </draw:line>
            <draw:line draw:style-name="gr6" draw:text-style-name="P7" draw:layer="layout" svg:x1="7.189cm" svg:y1="5.1cm" svg:x2="7.189cm" svg:y2="4.504cm">
              <text:p/>
            </draw:line>
            <draw:line draw:style-name="gr6" draw:text-style-name="P7" draw:layer="layout" svg:x1="3.79cm" svg:y1="5.1cm" svg:x2="3.79cm" svg:y2="4.504cm">
              <text:p/>
            </draw:line>
            <draw:line draw:style-name="gr6" draw:text-style-name="P7" draw:layer="layout" svg:x1="2.021cm" svg:y1="6.3cm" svg:x2="2.021cm" svg:y2="4.504cm">
              <text:p/>
            </draw:line>
            <draw:line draw:style-name="gr6" draw:text-style-name="P7" draw:layer="layout" svg:x1="8.938cm" svg:y1="6.3cm" svg:x2="8.938cm" svg:y2="4.504cm">
              <text:p/>
            </draw:line>
            <draw:line draw:style-name="gr6" draw:text-style-name="P7" draw:layer="layout" svg:x1="5.532cm" svg:y1="6.2cm" svg:x2="5.532cm" svg:y2="4.504cm">
              <text:p/>
            </draw:line>
            <draw:line draw:style-name="gr4" draw:text-style-name="P6" draw:layer="layout" svg:x1="1.1cm" svg:y1="7.704cm" svg:x2="13.1cm" svg:y2="7.704cm">
              <text:p/>
            </draw:line>
            <draw:line draw:style-name="gr5" draw:text-style-name="P7" draw:layer="layout" svg:x1="5.732cm" svg:y1="7.7cm" svg:x2="5.732cm" svg:y2="7.2cm">
              <text:p/>
            </draw:line>
            <draw:line draw:style-name="gr6" draw:text-style-name="P7" draw:layer="layout" svg:x1="6.579cm" svg:y1="8.572cm" svg:x2="6.579cm" svg:y2="7.704cm">
              <text:p/>
            </draw:line>
            <draw:line draw:style-name="gr6" draw:text-style-name="P7" draw:layer="layout" svg:x1="4.321cm" svg:y1="9.767cm" svg:x2="4.321cm" svg:y2="7.704cm">
              <text:p/>
            </draw:line>
            <draw:line draw:style-name="gr6" draw:text-style-name="P7" draw:layer="layout" svg:x1="8.499cm" svg:y1="9.768cm" svg:x2="8.499cm" svg:y2="7.705cm">
              <text:p/>
            </draw:line>
            <draw:line draw:style-name="gr6" draw:text-style-name="P7" draw:layer="layout" svg:x1="12.648cm" svg:y1="9.763cm" svg:x2="12.648cm" svg:y2="7.7cm">
              <text:p/>
            </draw:line>
            <draw:line draw:style-name="gr6" draw:text-style-name="P7" draw:layer="layout" svg:x1="10.592cm" svg:y1="8.572cm" svg:x2="10.592cm" svg:y2="7.704cm">
              <text:p/>
            </draw:line>
            <draw:line draw:style-name="gr6" draw:text-style-name="P7" draw:layer="layout" svg:x1="1.373cm" svg:y1="9.77cm" svg:x2="1.373cm" svg:y2="7.707cm">
              <text:p/>
            </draw:line>
            <draw:line draw:style-name="gr6" draw:text-style-name="P7" draw:layer="layout" svg:x1="2.864cm" svg:y1="8.572cm" svg:x2="2.864cm" svg:y2="7.704cm">
              <text:p/>
            </draw:line>
            <draw:polygon draw:style-name="gr2" draw:text-style-name="P3" draw:layer="layout" svg:width="4.74cm" svg:height="0.926cm" svg:x="9.359cm" svg:y="5.073cm" svg:viewBox="0 0 4741 927" draw:points="0,927 0,0 4741,0 4741,927">
              <text:p text:style-name="P2"><text:span text:style-name="T1">Input_Fixpoint_Specs</text:span></text:p>
            </draw:polygon>
            <draw:line draw:style-name="gr6" draw:text-style-name="P7" draw:layer="layout" svg:x1="11.629cm" svg:y1="5.1cm" svg:x2="11.629cm" svg:y2="4.504cm">
              <text:p/>
            </draw:line>
          </draw:g>
          <draw:g>
            <draw:custom-shape draw:style-name="gr11" draw:text-style-name="P1" draw:layer="layout" svg:width="8.4cm" svg:height="3.6cm" svg:x="0.3cm" svg:y="11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12" draw:text-style-name="P3" draw:layer="layout" svg:width="1.905cm" svg:height="0.622cm" svg:x="0.65cm" svg:y="12.148cm" svg:viewBox="0 0 1906 623" draw:points="0,623 0,0 1906,0 1906,623">
              <text:p text:style-name="P2"><text:span text:style-name="T1">bessel</text:span></text:p>
            </draw:polygon>
            <draw:polygon draw:style-name="gr9" draw:text-style-name="P3" draw:layer="layout" svg:width="2.611cm" svg:height="0.599cm" svg:x="1.461cm" svg:y="12.959cm" svg:viewBox="0 0 2612 600" draw:points="0,600 0,0 2612,0 2612,600">
              <text:p text:style-name="P2"><text:span text:style-name="T1">equiripple</text:span></text:p>
            </draw:polygon>
            <draw:frame draw:style-name="gr13" draw:text-style-name="P8" draw:layer="layout" svg:width="6.869cm" svg:height="1.178cm" svg:x="0.3cm" svg:y="13.685cm">
              <draw:text-box>
                <text:p><text:span text:style-name="T2">mod:</text:span><text:span text:style-name="T3"> filter_designs</text:span></text:p>
              </draw:text-box>
            </draw:frame>
            <draw:line draw:style-name="gr4" draw:text-style-name="P6" draw:layer="layout" svg:x1="1.3cm" svg:y1="11.553cm" svg:x2="4.7cm" svg:y2="11.553cm">
              <text:p/>
            </draw:line>
            <draw:line draw:style-name="gr6" draw:text-style-name="P7" draw:layer="layout" svg:x1="1.603cm" svg:y1="12.178cm" svg:x2="1.603cm" svg:y2="11.553cm">
              <text:p/>
            </draw:line>
            <draw:line draw:style-name="gr6" draw:text-style-name="P7" draw:layer="layout" svg:x1="2.944cm" svg:y1="13cm" svg:x2="2.944cm" svg:y2="11.553cm">
              <text:p/>
            </draw:line>
            <draw:frame draw:style-name="gr14" draw:text-style-name="P10" draw:layer="layout" svg:width="2.322cm" svg:height="1.919cm" svg:x="5.678cm" svg:y="11.8cm">
              <draw:text-box>
                <text:p text:style-name="P9"><text:span text:style-name="T4">Dynamic instance </text:span><text:span text:style-name="T5">ff.fil_inst</text:span></text:p>
              </draw:text-box>
            </draw:frame>
            <draw:line draw:style-name="gr15" draw:text-style-name="P11" draw:layer="layout" svg:x1="2.136cm" svg:y1="11.58cm" svg:x2="2.136cm" svg:y2="10.5cm">
              <text:p/>
            </draw:line>
            <draw:polygon draw:style-name="gr9" draw:text-style-name="P3" draw:layer="layout" svg:width="2.081cm" svg:height="0.599cm" svg:x="3.354cm" svg:y="12.159cm" svg:viewBox="0 0 2082 600" draw:points="0,600 0,0 2082,0 2082,600">
              <text:p text:style-name="P2"><text:span text:style-name="T6">··</text:span><text:span text:style-name="T7">·</text:span></text:p>
            </draw:polygon>
            <draw:line draw:style-name="gr6" draw:text-style-name="P7" draw:layer="layout" svg:x1="4.339cm" svg:y1="12.173cm" svg:x2="4.339cm" svg:y2="11.548cm">
              <text:p/>
            </draw:line>
          </draw:g>
          <draw:g>
            <draw:custom-shape draw:style-name="gr11" draw:text-style-name="P1" draw:layer="layout" svg:width="8.4cm" svg:height="3.6cm" svg:x="1.2cm" svg:y="15.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12" draw:text-style-name="P3" draw:layer="layout" svg:width="1.905cm" svg:height="0.622cm" svg:x="4.75cm" svg:y="16.277cm" svg:viewBox="0 0 1906 623" draw:points="0,623 0,0 1906,0 1906,623">
              <text:p text:style-name="P2"><text:span text:style-name="T1">DF1</text:span></text:p>
            </draw:polygon>
            <draw:polygon draw:style-name="gr16" draw:text-style-name="P3" draw:layer="layout" svg:width="1.905cm" svg:height="0.599cm" svg:x="6.002cm" svg:y="17.1cm" svg:viewBox="0 0 1906 600" draw:points="0,600 0,0 1906,0 1906,600">
              <text:p text:style-name="P2"><text:span text:style-name="T1">DF2</text:span></text:p>
            </draw:polygon>
            <draw:polygon draw:style-name="gr9" draw:text-style-name="P3" draw:layer="layout" svg:width="2.081cm" svg:height="0.599cm" svg:x="7.254cm" svg:y="16.3cm" svg:viewBox="0 0 2082 600" draw:points="0,600 0,0 2082,0 2082,600">
              <text:p text:style-name="P2"><text:span text:style-name="T6">··</text:span><text:span text:style-name="T7">·</text:span></text:p>
            </draw:polygon>
            <draw:frame draw:style-name="gr17" draw:text-style-name="P8" draw:layer="layout" svg:width="7.826cm" svg:height="1.178cm" svg:x="1.2cm" svg:y="17.785cm">
              <draw:text-box>
                <text:p><text:span text:style-name="T2">mod:</text:span><text:span text:style-name="T3"> fixpoint_widgets</text:span></text:p>
              </draw:text-box>
            </draw:frame>
            <draw:line draw:style-name="gr4" draw:text-style-name="P6" draw:layer="layout" svg:x1="5.2cm" svg:y1="15.653cm" svg:x2="9.6cm" svg:y2="15.653cm">
              <text:p/>
            </draw:line>
            <draw:line draw:style-name="gr6" draw:text-style-name="P7" draw:layer="layout" svg:x1="6.943cm" svg:y1="17.1cm" svg:x2="6.943cm" svg:y2="15.653cm">
              <text:p/>
            </draw:line>
            <draw:line draw:style-name="gr6" draw:text-style-name="P7" draw:layer="layout" svg:x1="5.703cm" svg:y1="16.278cm" svg:x2="5.703cm" svg:y2="15.653cm">
              <text:p/>
            </draw:line>
            <draw:line draw:style-name="gr6" draw:text-style-name="P7" draw:layer="layout" svg:x1="8.239cm" svg:y1="16.278cm" svg:x2="8.239cm" svg:y2="15.653cm">
              <text:p/>
            </draw:line>
            <draw:frame draw:style-name="gr18" draw:text-style-name="P10" draw:layer="layout" svg:width="2.9cm" svg:height="1.893cm" svg:x="1.5cm" svg:y="15.707cm">
              <draw:text-box>
                <text:p text:style-name="P9"><text:span text:style-name="T4">Dynamic instance </text:span><text:span text:style-name="T5">fx_wdg_inst</text:span></text:p>
              </draw:text-box>
            </draw:frame>
          </draw:g>
          <draw:line draw:style-name="gr5" draw:text-style-name="P7" draw:layer="layout" svg:x1="13.8cm" svg:y1="14.9cm" svg:x2="13.8cm" svg:y2="6cm">
            <text:p/>
          </draw:line>
          <draw:line draw:style-name="gr4" draw:text-style-name="P6" draw:layer="layout" svg:x1="9.2cm" svg:y1="14.9cm" svg:x2="14.4cm" svg:y2="14.9cm">
            <text:p/>
          </draw:line>
        </draw:g>
        <draw:polygon draw:style-name="gr19" draw:text-style-name="P3" draw:layer="layout" svg:width="2.152cm" svg:height="1.27cm" svg:x="15.247cm" svg:y="2.629cm" svg:viewBox="0 0 2153 1271" draw:points="0,1271 0,0 2153,0 2153,1271">
          <text:p text:style-name="P2"><text:span text:style-name="T8">pyFDA</text:span></text:p>
        </draw:polygon>
        <draw:g>
          <draw:polygon draw:style-name="gr20" draw:text-style-name="P12" draw:layer="layout" svg:width="3.699cm" svg:height="1.447cm" svg:x="14.601cm" svg:y="11.452cm" svg:viewBox="0 0 3700 1448" draw:points="0,1448 0,0 3700,0 3700,1448">
            <text:p text:style-name="P2"><text:span text:style-name="T8">Filterbroker (fb)</text:span></text:p>
            <text:p text:style-name="P2"><text:span text:style-name="T8">fb.fil[0] = {...}</text:span></text:p>
          </draw:polygon>
          <draw:g>
            <draw:g>
              <draw:line draw:style-name="gr21" draw:text-style-name="P7" draw:layer="layout" svg:x1="14.961cm" svg:y1="11.472cm" svg:x2="14.266cm" svg:y2="11.057cm">
                <text:p/>
              </draw:line>
              <draw:line draw:style-name="gr22" draw:text-style-name="P6" draw:layer="layout" svg:x1="14.401cm" svg:y1="11.137cm" svg:x2="14.001cm" svg:y2="10.898cm">
                <text:p/>
              </draw:line>
            </draw:g>
            <draw:g>
              <draw:line draw:style-name="gr21" draw:text-style-name="P7" draw:layer="layout" svg:x1="16.313cm" svg:y1="11.472cm" svg:x2="16.046cm" svg:y2="10.916cm">
                <text:p/>
              </draw:line>
              <draw:line draw:style-name="gr22" draw:text-style-name="P6" draw:layer="layout" svg:x1="16.098cm" svg:y1="11.024cm" svg:x2="15.944cm" svg:y2="10.704cm">
                <text:p/>
              </draw:line>
            </draw:g>
            <draw:g>
              <draw:line draw:style-name="gr21" draw:text-style-name="P7" draw:layer="layout" svg:x1="15.61cm" svg:y1="11.493cm" svg:x2="15.13cm" svg:y2="10.987cm">
                <text:p/>
              </draw:line>
              <draw:line draw:style-name="gr22" draw:text-style-name="P6" draw:layer="layout" svg:x1="15.224cm" svg:y1="11.084cm" svg:x2="14.947cm" svg:y2="10.793cm">
                <text:p/>
              </draw:line>
            </draw:g>
            <draw:g>
              <draw:line draw:style-name="gr21" draw:text-style-name="P7" draw:layer="layout" svg:x1="18.031cm" svg:y1="11.469cm" svg:x2="18.726cm" svg:y2="11.054cm">
                <text:p/>
              </draw:line>
              <draw:line draw:style-name="gr22" draw:text-style-name="P6" draw:layer="layout" svg:x1="18.591cm" svg:y1="11.135cm" svg:x2="18.991cm" svg:y2="10.896cm">
                <text:p/>
              </draw:line>
            </draw:g>
            <draw:g>
              <draw:line draw:style-name="gr21" draw:text-style-name="P7" draw:layer="layout" svg:x1="17.492cm" svg:y1="11.489cm" svg:x2="17.972cm" svg:y2="10.983cm">
                <text:p/>
              </draw:line>
              <draw:line draw:style-name="gr22" draw:text-style-name="P6" draw:layer="layout" svg:x1="17.878cm" svg:y1="11.081cm" svg:x2="18.155cm" svg:y2="10.79cm">
                <text:p/>
              </draw:line>
            </draw:g>
            <draw:g>
              <draw:line draw:style-name="gr21" draw:text-style-name="P7" draw:layer="layout" svg:x1="16.896cm" svg:y1="11.468cm" svg:x2="17.163cm" svg:y2="10.912cm">
                <text:p/>
              </draw:line>
              <draw:line draw:style-name="gr22" draw:text-style-name="P6" draw:layer="layout" svg:x1="17.112cm" svg:y1="11.02cm" svg:x2="17.266cm" svg:y2="10.7cm">
                <text:p/>
              </draw:line>
            </draw:g>
          </draw:g>
          <draw:g>
            <draw:line draw:style-name="gr21" draw:text-style-name="P7" draw:layer="layout" svg:x1="14.5cm" svg:y1="12cm" svg:x2="13.921cm" svg:y2="12cm">
              <text:p/>
            </draw:line>
            <draw:line draw:style-name="gr22" draw:text-style-name="P6" draw:layer="layout" svg:x1="14.034cm" svg:y1="12cm" svg:x2="13.7cm" svg:y2="12cm">
              <text:p/>
            </draw:line>
          </draw:g>
          <draw:g>
            <draw:line draw:style-name="gr21" draw:text-style-name="P7" draw:layer="layout" svg:x1="18.271cm" svg:y1="12.066cm" svg:x2="18.7cm" svg:y2="12.1cm">
              <text:p/>
            </draw:line>
          </draw:g>
          <draw:g>
            <draw:g>
              <draw:line draw:style-name="gr21" draw:text-style-name="P7" draw:layer="layout" svg:x1="14.903cm" svg:y1="12.883cm" svg:x2="14.25cm" svg:y2="13.38cm">
                <text:p/>
              </draw:line>
              <draw:line draw:style-name="gr22" draw:text-style-name="P6" draw:layer="layout" svg:x1="14.377cm" svg:y1="13.284cm" svg:x2="14.001cm" svg:y2="13.57cm">
                <text:p/>
              </draw:line>
            </draw:g>
            <draw:g>
              <draw:line draw:style-name="gr21" draw:text-style-name="P7" draw:layer="layout" svg:x1="15.513cm" svg:y1="12.858cm" svg:x2="15.062cm" svg:y2="13.464cm">
                <text:p/>
              </draw:line>
              <draw:line draw:style-name="gr22" draw:text-style-name="P6" draw:layer="layout" svg:x1="15.15cm" svg:y1="13.347cm" svg:x2="14.89cm" svg:y2="13.696cm">
                <text:p/>
              </draw:line>
            </draw:g>
            <draw:g>
              <draw:line draw:style-name="gr21" draw:text-style-name="P7" draw:layer="layout" svg:x1="17.789cm" svg:y1="12.886cm" svg:x2="18.442cm" svg:y2="13.383cm">
                <text:p/>
              </draw:line>
              <draw:line draw:style-name="gr22" draw:text-style-name="P6" draw:layer="layout" svg:x1="18.315cm" svg:y1="13.287cm" svg:x2="18.691cm" svg:y2="13.573cm">
                <text:p/>
              </draw:line>
            </draw:g>
            <draw:g>
              <draw:line draw:style-name="gr21" draw:text-style-name="P7" draw:layer="layout" svg:x1="17.282cm" svg:y1="12.862cm" svg:x2="17.733cm" svg:y2="13.468cm">
                <text:p/>
              </draw:line>
              <draw:line draw:style-name="gr22" draw:text-style-name="P6" draw:layer="layout" svg:x1="17.645cm" svg:y1="13.351cm" svg:x2="17.905cm" svg:y2="13.7cm">
                <text:p/>
              </draw:line>
            </draw:g>
            <draw:line draw:style-name="gr21" draw:text-style-name="P7" draw:layer="layout" svg:x1="16.551cm" svg:y1="12.924cm" svg:x2="16.551cm" svg:y2="13.601cm">
              <text:p/>
            </draw:line>
          </draw:g>
        </draw:g>
        <draw:polygon draw:style-name="gr9" draw:text-style-name="P3" draw:layer="layout" svg:width="4.057cm" svg:height="0.747cm" svg:x="14.513cm" svg:y="7.053cm" svg:viewBox="0 0 4058 748" draw:points="0,748 0,0 4058,0 4058,748">
          <text:p text:style-name="P2"><text:span text:style-name="T1">TreeBuilder</text:span></text:p>
        </draw:polygon>
        <draw:polygon draw:style-name="gr9" draw:text-style-name="P3" draw:layer="layout" svg:width="4.057cm" svg:height="0.747cm" svg:x="9.142cm" svg:y="12.352cm" svg:viewBox="0 0 4058 748" draw:points="0,748 0,0 4058,0 4058,748">
          <text:p text:style-name="P2"><text:span text:style-name="T1">FilterFactory (ff)</text:span></text:p>
        </draw:polygon>
        <draw:custom-shape draw:style-name="gr23" draw:text-style-name="P13" draw:layer="layout" svg:width="2.4cm" svg:height="0.9cm" svg:x="16.2cm" svg:y="5.4cm">
          <text:p text:style-name="P2"><text:span text:style-name="T9">pyfda.conf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24" draw:text-style-name="P7" draw:layer="layout" svg:x1="14.1cm" svg:y1="3.3cm" svg:x2="15.3cm" svg:y2="3.3cm">
          <text:p/>
        </draw:line>
        <draw:line draw:style-name="gr24" draw:text-style-name="P7" draw:layer="layout" svg:x1="19.3cm" svg:y1="3.3cm" svg:x2="17.4cm" svg:y2="3.3cm">
          <text:p/>
        </draw:line>
        <draw:g>
          <draw:custom-shape draw:style-name="gr25" draw:text-style-name="P1" draw:layer="layout" svg:width="7.4cm" svg:height="3.6cm" svg:x="21cm" svg:y="13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6" draw:text-style-name="P7" draw:layer="layout" svg:width="3.2cm" svg:height="1.111cm" svg:x="25.2cm" svg:y="14.3cm">
            <draw:text-box>
              <text:p><text:span text:style-name="T3">libraries</text:span></text:p>
            </draw:text-box>
          </draw:frame>
          <draw:custom-shape draw:style-name="gr27" draw:text-style-name="P14" draw:layer="layout" svg:width="3.7cm" svg:height="0.6cm" svg:x="21.2cm" svg:y="13.4cm">
            <text:p text:style-name="P2"><text:span text:style-name="T9">pyfda_lib.p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4" draw:layer="layout" svg:width="3.699cm" svg:height="0.6cm" svg:x="21.201cm" svg:y="14.201cm">
            <text:p text:style-name="P2"><text:span text:style-name="T9">pyfda_fix_lib.p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4" draw:layer="layout" svg:width="3.699cm" svg:height="0.6cm" svg:x="21.201cm" svg:y="15.002cm">
            <text:p text:style-name="P2"><text:span text:style-name="T9">pyfda_qt_lib.p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4" draw:layer="layout" svg:width="3.699cm" svg:height="0.6cm" svg:x="21.201cm" svg:y="15.803cm">
            <text:p text:style-name="P2"><text:span text:style-name="T9">pyfda_io_lib.p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9" draw:text-style-name="P15" draw:layer="layout" svg:width="7.5cm" svg:height="3.6cm" svg:x="11.8cm" svg:y="15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9" draw:text-style-name="P3" draw:layer="layout" svg:width="2.081cm" svg:height="0.599cm" svg:x="15.754cm" svg:y="16.3cm" svg:viewBox="0 0 2082 600" draw:points="0,600 0,0 2082,0 2082,600">
            <text:p text:style-name="P2"><text:span text:style-name="T6">··</text:span><text:span text:style-name="T7">·</text:span></text:p>
          </draw:polygon>
          <draw:frame draw:style-name="gr30" draw:text-style-name="P8" draw:layer="layout" svg:width="6.526cm" svg:height="1.178cm" svg:x="11.8cm" svg:y="17.785cm">
            <draw:text-box>
              <text:p><text:span text:style-name="T2">mod:</text:span><text:span text:style-name="T3"> filter_blocks</text:span></text:p>
            </draw:text-box>
          </draw:frame>
          <draw:line draw:style-name="gr4" draw:text-style-name="P6" draw:layer="layout" svg:x1="13.3cm" svg:y1="15.653cm" svg:x2="17.7cm" svg:y2="15.653cm">
            <text:p/>
          </draw:line>
          <draw:line draw:style-name="gr6" draw:text-style-name="P7" draw:layer="layout" svg:x1="16.739cm" svg:y1="16.278cm" svg:x2="16.739cm" svg:y2="15.653cm">
            <text:p/>
          </draw:line>
          <draw:line draw:style-name="gr6" draw:text-style-name="P7" draw:layer="layout" svg:x1="14.1cm" svg:y1="15.6cm" svg:x2="14.1cm" svg:y2="14.975cm">
            <text:p/>
          </draw:line>
          <draw:frame draw:style-name="gr18" draw:text-style-name="P10" draw:layer="layout" svg:width="2.6cm" svg:height="1.301cm" svg:x="12.2cm" svg:y="16.399cm">
            <draw:text-box>
              <text:p text:style-name="P9"><text:span text:style-name="T4">Dynamic instance </text:span><text:span text:style-name="T5">?</text:span></text:p>
            </draw:text-box>
          </draw:frame>
        </draw:g>
        <draw:line draw:style-name="gr6" draw:text-style-name="P7" draw:layer="layout" svg:x1="9.4cm" svg:y1="15.6cm" svg:x2="9.4cm" svg:y2="14.975cm">
          <text:p/>
        </draw:line>
        <draw:line draw:style-name="gr31" draw:text-style-name="P6" draw:layer="layout" svg:x1="15.6cm" svg:y1="3.9cm" svg:x2="15.6cm" svg:y2="7cm">
          <text:p/>
        </draw:line>
        <draw:line draw:style-name="gr31" draw:text-style-name="P6" draw:layer="layout" svg:x1="17.2cm" svg:y1="6.2cm" svg:x2="17.2cm" svg:y2="7cm">
          <text:p/>
        </draw:line>
        <draw:line draw:style-name="gr31" draw:text-style-name="P6" draw:layer="layout" svg:x1="16.5cm" svg:y1="7.8cm" svg:x2="16.5cm" svg:y2="11.4cm">
          <text:p/>
        </draw:line>
        <draw:line draw:style-name="gr31" draw:text-style-name="P6" draw:layer="layout" svg:x1="9.2cm" svg:y1="12.7cm" svg:x2="8cm" svg:y2="12.7cm">
          <text:p/>
        </draw:line>
        <draw:line draw:style-name="gr32" draw:text-style-name="P16" draw:layer="layout" svg:x1="9.2cm" svg:y1="17.3cm" svg:x2="12.1cm" svg:y2="17.3cm">
          <text:p text:style-name="P2"/>
        </draw:line>
        <draw:frame draw:style-name="gr33" draw:text-style-name="P18" draw:layer="layout" svg:width="2.2cm" svg:height="0.557cm" svg:x="9.6cm" svg:y="17.518cm">
          <draw:text-box>
            <text:p text:style-name="P17"><text:span text:style-name="T10">{par_dict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Times New Roman" svg:font-family="'Times New Roman', serif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Standard" style:font-family-generic="roman" style:font-pitch="variable"/>
    <style:font-face style:name="Times New Roman3" svg:font-family="'Times New Roman', 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6-22T16:48:59.414000000</dc:date>
    <meta:editing-duration>PT13H19M23S</meta:editing-duration>
    <meta:editing-cycles>42</meta:editing-cycles>
    <meta:generator>LibreOffice/6.0.4.2$Windows_X86_64 LibreOffice_project/9b0d9b32d5dcda91d2f1a96dc04c645c450872bf</meta:generator>
    <meta:document-statistic meta:object-count="159"/>
  </office:meta>
</office:document-meta>
</file>